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icrochip Tcon interview questions</text:span></text:p>
      <text:p text:style-name="P1"><text:span text:style-name="T2"/></text:p>
      <text:p text:style-name="P1"><text:span text:style-name="T3">1.Tell me about your self?</text:span></text:p>
      <text:p text:style-name="P1"><text:span text:style-name="T3">2.Tell me about your experience in your<text:s text:c="2"/>company?</text:span></text:p>
      <text:p text:style-name="P1"><text:span text:style-name="T3">3.what test casess you executed in your project?</text:span></text:p>
      <text:p text:style-name="P1"><text:span text:style-name="T3">4. how much frequency you will give in input for your IP(iic)?</text:span></text:p>
      <text:p text:style-name="P1"><text:span text:style-name="T3">5.Any debug issues faced in your IP(iic)?</text:span></text:p>
      <text:p text:style-name="P1"><text:span text:style-name="T3">6. where you observed the debugg issues?</text:span></text:p>
      <text:p text:style-name="P1"><text:span text:style-name="T3">7.<text:s text:c="2"/>how to use DSO in your project? </text:span></text:p>
      <text:p text:style-name="P1"><text:span text:style-name="T3">8. How to know which slave data corrupted in<text:s text:c="2"/>master write to slave read communication?</text:span></text:p>
      <text:p text:style-name="P1"><text:span text:style-name="T3">9.what is the slave?</text:span></text:p>
      <text:p text:style-name="P1"><text:span text:style-name="T3">10.which type of slave you used?</text:span></text:p>
      <text:p text:style-name="P1"><text:span text:style-name="T3">11.what is difference between c and embedded c?</text:span></text:p>
      <text:p text:style-name="P1"><text:span text:style-name="T3">12.Tell me CAN full form ?In which<text:s text:c="2"/>applications it is<text:s text:c="2"/>used?</text:span></text:p>
      <text:p text:style-name="P1"><text:span text:style-name="T3">13.Tell me CAN operation modes?</text:span></text:p>
      <text:p text:style-name="P1"><text:span text:style-name="T3">14.what are the different<text:s text:c="2"/>operating<text:s text:c="2"/>modes in iic?</text:span></text:p>
      <text:p text:style-name="P1"><text:span text:style-name="T3">15.explain about storage classes?</text:span></text:p>
      <text:p text:style-name="P1"><text:span text:style-name="T3">16.By using Register strorage class have you set any value ? </text:span></text:p>
      <text:p text:style-name="P1"><text:span text:style-name="T3">17.I will take 8051 board i am using 32-bit register but in my borad having only 16-bit registers.how to use<text:s text:c="2"/>another 16-bit register?</text:span></text:p>
      <text:p text:style-name="P1"><text:span text:style-name="T3">18.expalin about compilation process?</text:span></text:p>
      <text:p text:style-name="P1"><text:span text:style-name="T3">19.what is dangling pointer?</text:span></text:p>
      <text:p text:style-name="P1"><text:span text:style-name="T3">20.what is null pointer?</text:span></text:p>
      <text:p text:style-name="P1"><text:span text:style-name="T3">21.what is void pointer?</text:span></text:p>
      <text:p text:style-name="P1"><text:span text:style-name="T3">23.where you get executed file in your IP code?</text:span></text:p>
      <text:p text:style-name="P1"><text:span text:style-name="T3">24.Tell me some JTAG commands?</text:span></text:p>
      <text:p text:style-name="P1"><text:span text:style-name="T3">25.when the manger assign you a new<text:s text:c="2"/>project what are the rolls and responsibilities you will come across?</text:span></text:p>
      <text:p text:style-name="P1"><text:span text:style-name="T4"/></text:p>
      <text:p text:style-name="P1"><text:span text:style-name="T5">Microchip face to face :</text:span></text:p>
      <text:p text:style-name="P1"><text:span text:style-name="T5"><text:s/>1</text:span><text:span text:style-name="T6">st</text:span><text:span text:style-name="T7"><text:s/>round</text:span></text:p>
      <text:p text:style-name="P1"><text:span text:style-name="T8"/></text:p>
      <text:p text:style-name="P1"><text:span text:style-name="T9">1.Explain about storage classes? Give the examples?</text:span></text:p>
      <text:p text:style-name="P1"><text:span text:style-name="T9">2.Explain the declaration and function declaration in different ways to pass parameters to functions?</text:span></text:p>
      <text:p text:style-name="P1"><text:span text:style-name="T9">3.Explain about memory layout? draw the memory segmentation layout?</text:span></text:p>
      <text:p text:style-name="P1"><text:span text:style-name="T9">4.what is the difference between malloc and calloc? write the syntaxes?</text:span></text:p>
      <text:p text:style-name="P1"><text:span text:style-name="T9">5. Explain null pointer and dangling pointer?</text:span></text:p>
      <text:p text:style-name="P1"><text:span text:style-name="T9">6.Explain volatile siginificant?</text:span></text:p>
      <text:p text:style-name="P1"><text:span text:style-name="T9">7.write a program<text:s text:c="2"/>to reverse 0’s and 1’s in given integer number?</text:span></text:p>
      <text:p text:style-name="P1"><text:span text:style-name="T9">8.write a program to<text:s text:c="2"/>replace ‘a’ by ‘z’ in given char string?</text:span></text:p>
      <text:p text:style-name="P1"><text:span text:style-name="T9">9.write a syntax </text:span></text:p>
      <text:p text:style-name="P1"><text:span text:style-name="T9"><text:s text:c="4"/>-&gt;array of pointer// int *ptr[10]</text:span></text:p>
      <text:p text:style-name="P1"><text:span text:style-name="T9"><text:s text:c="4"/>-&gt;pointer pointing to char string //char *str="hai";</text:span></text:p>
      <text:p text:style-name="P1"><text:span text:style-name="T9"><text:s text:c="4"/>-&gt;function returing pointer to integer//in *fun(void)</text:span></text:p>
      <text:p text:style-name="P1"><text:span text:style-name="T9"><text:s text:c="4"/>-&gt;pointer pointing to constant string//char *p = "string";</text:span></text:p>
      <text:p text:style-name="P1"><text:span text:style-name="T9">10.write the size of struct A<text:s text:c="2"/>and struct B structures</text:span></text:p>
      <text:p text:style-name="P1"><text:span text:style-name="T9"><text:s text:c="3"/>struct A<text:s text:c="64"/>struct B</text:span></text:p>
      <text:p text:style-name="P1"><text:span text:style-name="T9"><text:s text:c="3"/>{<text:s text:c="74"/>{</text:span></text:p>
      <text:p text:style-name="P1"><text:span text:style-name="T9"><text:tab/>unsigned char c1:3;<text:s text:c="37"/><text:tab/>unsigned char c1:3;</text:span></text:p>
      <text:p text:style-name="P1"><text:span text:style-name="T9"><text:tab/>unsigned char c2:4;<text:s text:c="40"/>unsigned char<text:s text:c="2"/>:0;</text:span></text:p>
      <text:p text:style-name="P1"><text:span text:style-name="T9"><text:tab/>unsigned char c3:1;<text:s text:c="40"/>unsigned char c2:4;</text:span></text:p>
      <text:p text:style-name="P1"><text:span text:style-name="T9"><text:s text:c="2"/>}a;<text:s text:c="11"/>=1</text:span><text:span text:style-name="T10">Byte</text:span><text:span text:style-name="T11"><text:s text:c="66"/>unsigned char c3 :1 }a;</text:span></text:p>
      <text:p text:style-name="P1"><text:span text:style-name="T11"><text:tab/><text:tab/><text:tab/><text:tab/><text:tab/><text:tab/><text:tab/><text:tab/>=2Bytes</text:span></text:p>
      <text:p text:style-name="P1"><text:span text:style-name="T12"/></text:p>
      <text:p text:style-name="P1"><text:span text:style-name="T13">2</text:span><text:span text:style-name="T14">nd</text:span><text:span text:style-name="T15"><text:s/>round :</text:span></text:p>
      <text:p text:style-name="P1"><text:span text:style-name="T15">1.Explain about storage classes<text:s text:c="2"/>auto and static ?</text:span></text:p>
      <text:p text:style-name="P1"><text:span text:style-name="T15">2.Explain about memory mapping ?</text:span></text:p>
      <text:p text:style-name="P1"><text:span text:style-name="T15">3.Explain about your project?</text:span></text:p>
      <text:p text:style-name="P1"><text:span text:style-name="T15">4.How to know sending the acknowledgment on SDA line ?</text:span></text:p>
      <text:p text:style-name="P1"><text:span text:style-name="T15">5.write a frame format<text:s text:c="2"/>for write and read operations?</text:span></text:p>
      <text:p text:style-name="P1"><text:span text:style-name="T15">6.what is the difference between spi and iic?</text:span></text:p>
      <text:p text:style-name="P1"><text:span text:style-name="T15">7.Is iic supports multimaster communications?</text:span></text:p>
      <text:p text:style-name="P1"><text:span text:style-name="T15">8.what is the<text:s text:c="2"/>arbitaration ?</text:span></text:p>
      <text:p text:style-name="P1"><text:span text:style-name="T15">9.Tell me if both the master are having same frequencies both masters want to communicate with one slave.what will be happen?</text:span></text:p>
      <text:p text:style-name="P1"><text:span text:style-name="T15">10.what is the difference between the below two statements</text:span></text:p>
      <text:p text:style-name="P1"><text:span text:style-name="T15"><text:s text:c="3"/>-&gt; int *fun(int a)</text:span></text:p>
      <text:p text:style-name="P1"><text:span text:style-name="T15"><text:s text:c="3"/>-&gt;int *(fun)(int a)</text:span></text:p>
      <text:p text:style-name="P1"><text:span text:style-name="T15">11.He asked some cross questions on DSO?</text:span></text:p>
      <text:p text:style-name="P1"><text:span text:style-name="T15">12.He drew one circiut in that he given voltage and resistance and also load how to know how much current that can draw in load?</text:span></text:p>
      <text:p text:style-name="P1"><text:span text:style-name="T15">13.write a program using pointer string character replace ‘a’ by ‘z’ with out using array notation?</text:span></text:p>
      <text:p text:style-name="P1"><text:span text:style-name="T15">14. How to set clock in operating modes in iic?</text:span></text:p>
      <text:p text:style-name="P1"><text:span text:style-name="T15">15. Explain about clock timing diagram in iic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